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E000000EE63CB78728702BAD6.png" manifest:media-type="image/png"/>
  <manifest:file-entry manifest:full-path="Pictures/10000201000000EE000000EECF38C73A7E32BFFB.png" manifest:media-type="image/png"/>
  <manifest:file-entry manifest:full-path="Pictures/10000201000000EE000000EE096CA78FEB3BABCE.png" manifest:media-type="image/png"/>
  <manifest:file-entry manifest:full-path="Pictures/10000201000000EE000000EE6E882115993EF404.png" manifest:media-type="image/png"/>
  <manifest:file-entry manifest:full-path="Pictures/10000201000000EE000000EEBB43C7D764533F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ctwithoutfill">
      <style:graphic-properties draw:stroke="dash" draw:stroke-dash="Line_20_Style_20_9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857cm" svg:height="1.857cm" svg:x="0.008cm" svg:y="0.314cm">
          <draw:image xlink:href="Pictures/10000201000000EE000000EECF38C73A7E32BFFB.png" xlink:type="simple" xlink:show="embed" xlink:actuate="onLoad">
            <text:p/>
          </draw:image>
        </draw:frame>
        <draw:frame draw:style-name="gr1" draw:text-style-name="P1" draw:layer="layout" svg:width="1.857cm" svg:height="1.857cm" svg:x="1.954cm" svg:y="0.314cm">
          <draw:image xlink:href="Pictures/10000201000000EE000000EE096CA78FEB3BABCE.png" xlink:type="simple" xlink:show="embed" xlink:actuate="onLoad">
            <text:p/>
          </draw:image>
        </draw:frame>
        <draw:frame draw:style-name="gr1" draw:text-style-name="P1" draw:layer="layout" svg:width="1.857cm" svg:height="1.857cm" svg:x="3.9cm" svg:y="0.314cm">
          <draw:image xlink:href="Pictures/10000201000000EE000000EE6E882115993EF404.png" xlink:type="simple" xlink:show="embed" xlink:actuate="onLoad">
            <text:p/>
          </draw:image>
        </draw:frame>
        <draw:frame draw:style-name="gr1" draw:text-style-name="P1" draw:layer="layout" svg:width="1.857cm" svg:height="1.857cm" svg:x="5.846cm" svg:y="0.314cm">
          <draw:image xlink:href="Pictures/10000201000000EE000000EEBB43C7D764533FA4.png" xlink:type="simple" xlink:show="embed" xlink:actuate="onLoad">
            <text:p/>
          </draw:image>
        </draw:frame>
        <draw:frame draw:style-name="gr1" draw:text-style-name="P1" draw:layer="layout" svg:width="1.857cm" svg:height="1.857cm" svg:x="7.792cm" svg:y="0.314cm">
          <draw:image xlink:href="Pictures/10000201000000EE000000EE63CB78728702BAD6.png" xlink:type="simple" xlink:show="embed" xlink:actuate="onLoad">
            <text:p/>
          </draw:image>
        </draw:frame>
        <draw:line draw:style-name="gr2" draw:text-style-name="P2" draw:layer="layout" svg:x1="7.761cm" svg:y1="0.001cm" svg:x2="7.761cm" svg:y2="2.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652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20:26:27.981881913</meta:creation-date>
    <dc:date>2018-12-31T19:30:22.859134467</dc:date>
    <meta:editing-duration>PT7M58S</meta:editing-duration>
    <meta:editing-cycles>3</meta:editing-cycles>
    <meta:generator>LibreOffice/5.1.6.2$Linux_X86_64 LibreOffice_project/10m0$Build-2</meta:generator>
    <meta:document-statistic meta:object-count="6"/>
  </office:meta>
</office:document-meta>
</file>